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top="0cm" fo:margin-bottom="0cm" table:align="center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113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none" fo:border-bottom="0.009cm solid #00000a"/>
    </style:style>
    <style:style style:name="Таблица2.A3" style:family="table-cell">
      <style:table-cell-properties style:vertical-align="middle" fo:padding-left="0.191cm" fo:padding-right="0.191cm" fo:padding-top="0cm" fo:padding-bottom="0cm" fo:border-left="none" fo:border-right="none" fo:border-top="0.009cm solid #00000a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9cm solid #00000a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2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2.9" style:family="table-row">
      <style:table-row-properties style:min-row-height="0.035cm" style:keep-together="true" fo:keep-together="auto"/>
    </style:style>
    <style:style style:name="Таблица2.11" style:family="table-row">
      <style:table-row-properties style:min-row-height="0.131cm" style:keep-together="true" fo:keep-together="auto"/>
    </style:style>
    <style:style style:name="Таблица3" style:family="table">
      <style:table-properties style:width="18.02cm" fo:margin-left="-0.191cm" fo:margin-top="0cm" fo:margin-bottom="0cm" table:align="left" style:writing-mode="lr-tb"/>
    </style:style>
    <style:style style:name="Таблица3.A" style:family="table-column">
      <style:table-column-properties style:column-width="5.403cm"/>
    </style:style>
    <style:style style:name="Таблица3.B" style:family="table-column">
      <style:table-column-properties style:column-width="0.603cm"/>
    </style:style>
    <style:style style:name="Таблица3.C" style:family="table-column">
      <style:table-column-properties style:column-width="4.803cm"/>
    </style:style>
    <style:style style:name="Таблица3.D" style:family="table-column">
      <style:table-column-properties style:column-width="3.605cm"/>
    </style:style>
    <style:style style:name="Таблица3.E" style:family="table-column">
      <style:table-column-properties style:column-width="1.801cm"/>
    </style:style>
    <style:style style:name="Таблица3.1" style:family="table-row">
      <style:table-row-properties style:min-row-height="0.508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32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06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Calibri"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fo:orphans="0" fo:widows="0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1" style:language-asian="ru" style:country-asian="RU" style:font-name-complex="Times New Roman1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fo:orphans="0" fo:widows="0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6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17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8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9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20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2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24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25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fo:font-size="10pt" style:font-size-asian="10pt" style:language-asian="ru" style:country-asian="RU" style:font-name-complex="Times New Roman1" style:font-size-complex="10pt"/>
    </style:style>
    <style:style style:name="P26" style:family="paragraph" style:parent-style-name="Standard">
      <style:paragraph-properties fo:margin-left="0cm" fo:margin-right="-0.503cm" fo:margin-top="0cm" fo:margin-bottom="0cm" fo:text-indent="0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</style:style>
    <style:style style:name="P28" style:family="paragraph" style:parent-style-name="Standard">
      <style:paragraph-properties fo:margin-left="6.244cm" fo:margin-right="0cm" fo:margin-top="0cm" fo:margin-bottom="0cm" fo:line-height="100%" fo:text-indent="1.249cm" style:auto-text-indent="false"/>
    </style:style>
    <style:style style:name="P29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30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31" style:family="paragraph" style:parent-style-name="Text_20_body">
      <style:paragraph-properties fo:margin-left="-0.139cm" fo:margin-right="-0.191cm" fo:text-align="center" style:justify-single-word="false" fo:text-indent="0cm" style:auto-text-indent="false"/>
    </style:style>
    <style:style style:name="P32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/>
    </style:style>
    <style:style style:name="T4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5" style:family="text">
      <style:text-properties style:font-name="Times New Roman" fo:font-style="italic" fo:font-weight="bold" style:font-name-asian="Times New Roman1" style:font-style-asian="italic" style:font-weight-asian="bold" style:font-style-complex="italic" style:font-weight-complex="bold"/>
    </style:style>
    <style:style style:name="T6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T7" style:family="text">
      <style:text-properties style:font-name="Times New Roman" style:font-name-asian="Times New Roman1" style:language-asian="ru" style:country-asian="RU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size="10pt" style:font-size-asian="10pt" style:language-asian="ru" style:country-asian="RU" style:font-size-complex="10pt" style:font-weight-complex="bold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13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size-complex="10pt" style:font-style-complex="italic"/>
    </style:style>
    <style:style style:name="T14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15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style:font-name="Times New Roman" style:font-style-complex="italic"/>
    </style:style>
    <style:style style:name="T17" style:family="text">
      <style:text-properties style:font-name="Times New Roman" fo:font-size="9pt" fo:language="en" fo:country="US" fo:font-style="italic" style:font-size-asian="9pt" style:font-style-asian="italic" style:font-size-complex="9pt" style:font-style-complex="italic"/>
    </style:style>
    <style:style style:name="T18" style:family="text"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T19" style:family="text">
      <style:text-properties style:font-name="ISOCPEUR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8pt" fo:font-style="italic" style:font-size-asian="8pt" style:font-style-asian="italic" style:font-size-complex="8pt" style:font-style-complex="itali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weight="normal" style:font-size-asian="11pt" style:font-weight-asian="normal" style:font-size-complex="11pt"/>
    </style:style>
    <style:style style:name="T25" style:family="text">
      <style:text-properties fo:font-size="11pt" fo:font-style="italic" style:font-size-asian="11pt" style:font-style-asian="italic" style:font-size-complex="11pt"/>
    </style:style>
    <style:style style:name="T26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27" style:family="text">
      <style:text-properties style:font-name="Tahoma" fo:font-size="9pt" fo:font-style="italic" style:font-size-asian="9pt" style:font-style-asian="italic" style:font-name-complex="Tahoma1" style:font-size-complex="9pt" style:font-weight-complex="bold"/>
    </style:style>
    <style:style style:name="T28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29" style:family="text"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30" style:family="text"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T31" style:family="text"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T3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33" style:family="text">
      <style:text-properties fo:color="#000000" style:font-name="Calibri" fo:font-size="9pt" fo:font-style="italic" style:font-size-asian="9pt" style:font-style-asian="italic" style:font-size-complex="9pt" style:font-style-complex="italic"/>
    </style:style>
    <style:style style:name="T34" style:family="text">
      <style:text-properties fo:color="#000000" style:font-name="Calibri" fo:font-size="9pt" fo:font-style="italic" style:font-size-asian="9pt" style:font-style-asian="italic" style:font-size-complex="9pt" style:language-complex="he" style:country-complex="IL" style:font-style-complex="italic"/>
    </style:style>
    <style:style style:name="T35" style:family="text">
      <style:text-properties fo:color="#000000" style:font-name="Calibri" fo:font-size="9pt" fo:language="en" fo:country="US" fo:font-style="italic" style:font-size-asian="9pt" style:font-style-asian="italic" style:font-size-complex="9pt" style:font-style-complex="italic"/>
    </style:style>
    <style:style style:name="T36" style:family="text">
      <style:text-properties fo:color="#000000" style:font-name="Times New Roman" style:font-style-complex="italic"/>
    </style:style>
    <style:style style:name="T37" style:family="text">
      <style:text-properties fo:color="#000000" style:font-name="Times New Roman" fo:font-size="9pt" fo:font-style="italic" style:font-size-asian="9pt" style:font-style-asian="italic" style:font-size-complex="9pt" style:font-style-complex="italic"/>
    </style:style>
    <style:style style:name="T38" style:family="text">
      <style:text-properties fo:color="#000000" style:font-name="Times New Roman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40" style:family="text">
      <style:text-properties style:font-name="Calibri" fo:font-size="9pt" fo:font-style="italic" style:font-size-asian="9pt" style:font-style-asian="italic" style:font-name-complex="Calibri1" style:font-size-complex="9pt" style:font-style-complex="italic"/>
    </style:style>
    <style:style style:name="T41" style:family="text">
      <style:text-properties style:font-name="Calibri" fo:font-size="9pt" fo:font-style="italic" style:font-size-asian="9pt" style:font-style-asian="italic" style:font-size-complex="9pt"/>
    </style:style>
    <style:style style:name="T42" style:family="text">
      <style:text-properties style:font-name="Calibri" fo:font-size="9pt" fo:font-style="italic" style:font-size-asian="9pt" style:font-style-asian="italic" style:font-size-complex="9pt" style:font-style-complex="italic"/>
    </style:style>
    <style:style style:name="T43" style:family="text">
      <style:text-properties style:font-name="Calibri" fo:font-size="9pt" fo:language="en" fo:country="US" fo:font-style="italic" style:font-size-asian="9pt" style:font-style-asian="italic" style:font-size-complex="9pt"/>
    </style:style>
    <style:style style:name="T44" style:family="text">
      <style:text-properties style:font-name="Calibri" fo:font-size="9pt" fo:language="en" fo:country="US" fo:font-style="italic" style:font-size-asian="9pt" style:font-style-asian="italic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/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20"><text:span text:style-name="T2">Бийск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6">(Министерство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6">(город)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2">АО «Гипроив»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2"><text:span text:style-name="T2">ФКП «БОЗ»</text:span></text:p>
          </table:table-cell>
        </table:table-row>
        <table:table-row table:style-name="Таблица1.4">
          <table:table-cell table:style-name="Таблица1.A2" office:value-type="string">
            <text:p text:style-name="P6"><text:span text:style-name="T6">(Генподрядчик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6">(Заказчик)</text:span></text:p>
          </table:table-cell>
        </table:table-row>
        <table:table-row table:style-name="Таблица1.5">
          <table:table-cell table:style-name="Таблица1.A5" office:value-type="string">
            <text:p text:style-name="P10"><text:span text:style-name="T2">ООО «Востокэнергострой»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25"><text:span text:style-name="T4">Реконструкция для создания производства октогена.</text:span></text:p>
            <text:p text:style-name="P21"><text:span text:style-name="T5">Перекристаллизация и получение влажного продукта.</text:span><text:span text:style-name="T2"> Здания 2227 (Отопление и вентиляция. Автоматизация приточно-вытяжной вентиляции)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6">(монтажное управление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6">(объект)</text:span></text:p>
          </table:table-cell>
        </table:table-row>
        <table:table-row table:style-name="Таблица1.1">
          <table:table-cell table:style-name="Таблица1.A5" office:value-type="string">
            <text:p text:style-name="P11"><text:span text:style-name="T2">Электромонтажный участок № 1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<text:span text:style-name="T2">11.10.2019г</text:span></text:p>
          </table:table-cell>
        </table:table-row>
        <table:table-row table:style-name="Таблица1.1">
          <table:table-cell table:style-name="Таблица1.A2" office:value-type="string">
            <text:p text:style-name="P6"><text:span text:style-name="T6">(участок)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2" office:value-type="string">
            <text:p text:style-name="P6"><text:span text:style-name="T6">(дата)</text:span></text:p>
          </table:table-cell>
        </table:table-row>
      </table:table>
      <text:p text:style-name="P5"><text:span text:style-name="T8">АКТ ТЕХНИЧЕСКОЙ ГОТОВНОСТИ ЭЛЕКТРОМОНТАЖНЫХ РАБОТ</text:span></text:p>
      <text:p text:style-name="P13"/>
      <text:p text:style-name="P23"><text:span text:style-name="T11">Комиссия в составе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0"><text:span text:style-name="T23">Представитель застройщика или технического заказчика:</text:span></text:p>
          </table:table-cell>
        </table:table-row>
        <table:table-row table:style-name="Таблица2.2">
          <table:table-cell table:style-name="Таблица2.A2" office:value-type="string">
            <text:p text:style-name="P29"><text:span text:style-name="КОД"><text:span text:style-name="T28">Ведущий инженер ФКП "Бийский олеумный завод" <text:s/>Смирнов А. А., приказ №586 от 22.08.2017г</text:span></text:span><text:span text:style-name="КОД"><text:span text:style-name="T26">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1"><text:span text:style-name="T32">(должность, фамилия, инициалы, реквизиты документа о представительстве)</text:span></text:p>
          </table:table-cell>
        </table:table-row>
        <table:table-row table:style-name="Таблица2.1">
          <table:table-cell table:style-name="Таблица2.A4" office:value-type="string">
            <text:p text:style-name="P30"><text:span text:style-name="T23">Представитель лица, осуществляющего строительство: </text:span></text:p>
            <text:p text:style-name="P29"><text:span text:style-name="КОД"><text:span text:style-name="T28">Руководитель проекта</text:span></text:span><text:span text:style-name="КОД"><text:span text:style-name="T26"> </text:span></text:span><text:span text:style-name="КОД"><text:span text:style-name="T28">АО "ГИПРОИВ" Кукушкин С.В. приказ № 2/2 от 30.03.2019г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1"><text:span text:style-name="T32">(должность, фамилия, инициалы, реквизиты документа о представительстве)</text:span></text:p>
          </table:table-cell>
        </table:table-row>
        <table:table-row table:style-name="Таблица2.2">
          <table:table-cell table:style-name="Таблица2.A1" office:value-type="string">
            <text:p text:style-name="P30"><text:span text:style-name="T23">Представитель лица, осуществляющего подготовку проектной документации:</text:span></text:p>
          </table:table-cell>
        </table:table-row>
        <table:table-row table:style-name="Таблица2.2">
          <table:table-cell table:style-name="Таблица2.A7" office:value-type="string">
            <text:p text:style-name="P29"><text:span text:style-name="КОД"><text:span text:style-name="T28">Главный инженер проекта АО "ГИПРОИВ" Вашурин М.В., приказ №48 от 16.07.2018</text:span></text:span></text:p>
          </table:table-cell>
        </table:table-row>
        <table:table-row table:style-name="Таблица2.1">
          <table:table-cell table:style-name="Таблица2.A8" office:value-type="string">
            <text:p text:style-name="P31"><text:span text:style-name="T32">(должность, фамилия, инициалы, реквизиты документа о представительстве)</text:span></text:p>
          </table:table-cell>
        </table:table-row>
        <table:table-row table:style-name="Таблица2.9">
          <table:table-cell table:style-name="Таблица2.A2" office:value-type="string">
            <text:p text:style-name="P30"><text:span text:style-name="T23">освидетельствованию: </text:span><text:span text:style-name="КОД"><text:span text:style-name="T26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1"><text:span text:style-name="T32">(должность, фамилия, инициалы, реквизиты документа о представительстве)</text:span></text:p>
          </table:table-cell>
        </table:table-row>
        <table:table-row table:style-name="Таблица2.11">
          <table:table-cell table:style-name="Таблица2.A1" office:value-type="string">
            <text:p text:style-name="P30"><text:span text:style-name="T23">А также иные представители лиц, участвующих в освидетельствовании: </text:span></text:p>
          </table:table-cell>
        </table:table-row>
        <table:table-row table:style-name="Таблица2.1">
          <table:table-cell table:style-name="Таблица2.A4" office:value-type="string">
            <text:p text:style-name="P32"><text:span text:style-name="КОД"><text:span text:style-name="T26">Представитель технического надзора Заказчика от ООО "СЭК",</text:span></text:span></text:p>
            <text:p text:style-name="P30"><text:span text:style-name="КОД"><text:span text:style-name="T26">приказ №06.СК/17 от 17.05.2017</text:span></text:span></text:p>
          </table:table-cell>
        </table:table-row>
      </table:table>
      <text:p text:style-name="P14"/>
      <text:p text:style-name="P3"><text:span text:style-name="T9">произвела осмотр смонтированного электрооборудования</text:span><text:span text:style-name="T21">.</text:span></text:p>
      <text:p text:style-name="P3"><text:span text:style-name="T12">В результате осмотра установлено:</text:span></text:p>
      <text:p text:style-name="P2"><text:span text:style-name="T21">1. </text:span><text:span text:style-name="T9">Электромонтажной организацией выполнены следующие работы</text:span><text:span text:style-name="T21">: </text:span><text:span text:style-name="T39">выполнен монтаж оборудования автоматизации приточно-вытяжной вентиляции здания 2227.</text:span></text:p>
      <text:p text:style-name="P24"><text:span text:style-name="T21">2.</text:span><text:span text:style-name="T12"> Помещение (сооружения) выполнено по проекту </text:span><text:span text:style-name="T14"><text:s text:c="3"/>АО «Гипроив», <text:s/>«Реконструкция для создания производства октогена»</text:span><text:span text:style-name="T13">. </text:span><text:span text:style-name="T2">Склад основного сырья.</text:span></text:p>
      <text:p text:style-name="P28"><text:span text:style-name="T20">(указать проект, № чертежа)</text:span></text:p>
      <text:p text:style-name="P24"><text:span text:style-name="T12">с учетом чертежей строительных зданий разработанных</text:span><text:span text:style-name="T14"> АО «Гипроив», <text:s text:c="6"/></text:span><text:span text:style-name="T10">А-16947-2227 -РД-ОВ</text:span></text:p>
      <text:p text:style-name="P5"><text:span text:style-name="T20">(наименование проектной организации, № чертежей строительных зданий)</text:span></text:p>
      <text:p text:style-name="P24"><text:span text:style-name="T21">3. </text:span><text:span text:style-name="T9">Отступления от проекта перечислены в приложении 1 (форма 3).</text:span></text:p>
      <text:p text:style-name="P23"><text:span text:style-name="T9">4. Комиссия проверила техническую документацию (приложение 2), предъявленную в объеме требований </text:span><text:a xlink:type="simple" xlink:href="../../../../../../../../../../../../../C:%5CUsers%5CSamsung%5CAppData%5CRoaming%5CMicrosoft%5CWord%5C1667.htm" text:style-name="Internet_20_link" text:visited-style-name="Visited_20_Internet_20_Link"><text:span text:style-name="T9">ПУЭ</text:span></text:a><text:span text:style-name="T9">,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9">СНиП</text:span></text:a><text:a xlink:type="simple" xlink:href="../../../../../../../../../../../../../C:%5CUsers%5CSamsung%5CAppData%5CRoaming%5CMicrosoft%5CWord%5C803.htm" text:style-name="Internet_20_link" text:visited-style-name="Visited_20_Internet_20_Link"><text:span text:style-name="T21"> </text:span></text:a><text:span text:style-name="T21"><text:s/>3.05.06-85,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9">СНиП</text:span></text:a><text:a xlink:type="simple" xlink:href="../../../../../../../../../../../../../C:%5CUsers%5CSamsung%5CAppData%5CRoaming%5CMicrosoft%5CWord%5C803.htm" text:style-name="Internet_20_link" text:visited-style-name="Visited_20_Internet_20_Link"><text:span text:style-name="T21"> </text:span></text:a><text:span text:style-name="T21"><text:s/>3.05.01-85</text:span></text:p>
      <text:p text:style-name="P26"/>
      <text:p text:style-name="P23"><text:span text:style-name="T9">5. Индивидуальные испытания оборудования </text:span><text:span text:style-name="T15">проведены</text:span><text:span text:style-name="T9"><text:tab/><text:tab/><text:tab/><text:tab/><text:tab/><text:tab/><text:tab/></text:span></text:p>
      <text:p text:style-name="P27"><text:span text:style-name="T20"><text:s/>(проведены, не проведены)</text:span></text:p>
      <text:p text:style-name="P23"><text:span text:style-name="T9">6. Ведомость смонтированного электрооборудования приведена в приложении 4 (Форма 5).</text:span></text:p>
      <text:p text:style-name="P23"><text:span text:style-name="T9">7. Заключение:</text:span></text:p>
      <text:p text:style-name="P23"><text:span text:style-name="T9">7.1 Монтажные работы выполнены по проектной документации согласно требованиям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9">СНиП 3.05.06-85</text:span></text:a><text:span text:style-name="T9">, </text:span><text:a xlink:type="simple" xlink:href="../../../../../../../../../../../../../C:%5CUsers%5CSamsung%5CAppData%5CRoaming%5CMicrosoft%5CWord%5C803.htm" text:style-name="Internet_20_link" text:visited-style-name="Visited_20_Internet_20_Link"><text:span text:style-name="T9">СНиП</text:span></text:a><text:a xlink:type="simple" xlink:href="../../../../../../../../../../../../../C:%5CUsers%5CSamsung%5CAppData%5CRoaming%5CMicrosoft%5CWord%5C803.htm" text:style-name="Internet_20_link" text:visited-style-name="Visited_20_Internet_20_Link"><text:span text:style-name="T21"> </text:span></text:a><text:span text:style-name="T21"><text:s/>3.05.01-85</text:span><text:span text:style-name="T9"> и </text:span><text:a xlink:type="simple" xlink:href="../../../../../../../../../../../../../C:%5CUsers%5CSamsung%5CAppData%5CRoaming%5CMicrosoft%5CWord%5C1667.htm" text:style-name="Internet_20_link" text:visited-style-name="Visited_20_Internet_20_Link"><text:span text:style-name="T9">ПУЭ</text:span></text:a><text:span text:style-name="T9"> изд. 7.</text:span></text:p>
      <text:p text:style-name="P23"><text:span text:style-name="T9">7.2. Настоящий акт является основанием для:</text:span></text:p>
      <text:p text:style-name="P23"><text:span text:style-name="T9">а) дальнейшего проведения комплексных пусконаладочных работ.</text:span>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4"><text:span text:style-name="T7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"><text:span text:style-name="T29">Ведущий инженер ФКП "Бийский олеумный завод" Смирнов А.А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5"><text:span text:style-name="T18">(должность, фамилия, инициалы, подпись)</text:span></text:p>
          </table:table-cell>
          <table:covered-table-cell/>
        </table:table-row>
        <text:soft-page-break/>
        <table:table-row table:style-name="Таблица3.1">
          <table:table-cell table:style-name="Таблица3.A1" table:number-columns-spanned="3" office:value-type="string">
            <text:p text:style-name="P4"><text:span text:style-name="T7">Представитель лица, осуществляющего строительство</text:span>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5"><text:span text:style-name="T30"> 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"><text:span text:style-name="КОД"><text:span text:style-name="T27">Руководитель проекта</text:span></text:span><text:span text:style-name="КОД"><text:span text:style-name="T26"> </text:span></text:span><text:span text:style-name="T29">АО "ГИПРОИВ" Кукушкин С.В.</text:span></text:p>
          </table:table-cell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5"><text:span text:style-name="T18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4"><text:span text:style-name="T7">Представитель лица, осуществляющего подготовку проектной документации:</text:span>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6"/>
          </table:table-cell>
          <table:table-cell table:style-name="Таблица3.A7" table:number-columns-spanned="0" office:value-type="string">
            <text:p text:style-name="P16"/>
          </table:table-cell>
        </table:table-row>
        <table:table-row table:style-name="Таблица3.2">
          <table:table-cell table:style-name="Таблица3.A8" table:number-columns-spanned="2" office:value-type="string">
            <text:p text:style-name="P4"><text:span text:style-name="T29">Главный инженер проекта АО "ГИПРОИВ" Вашурин М.В.</text:span>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5"><text:span text:style-name="T18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4"><text:span text:style-name="T7">Представитель лица, выполнившего работы, подлежащие освидетельствованию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4"><text:span text:style-name="T29">Начальник строительства ООО "Востокэнергострой" <text:s/>Сапегин В.В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5"><text:span text:style-name="T18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office:value-type="string">
            <text:p text:style-name="P4"><text:span text:style-name="T7">Представители иных лиц:</text:span></text:p>
          </table:table-cell>
          <table:table-cell table:style-name="Таблица3.A7" office:value-type="string">
            <text:p text:style-name="P5"><text:span text:style-name="T31"> </text:span></text:p>
          </table:table-cell>
        </table:table-row>
        <table:table-row table:style-name="Таблица3.2">
          <table:table-cell table:style-name="Таблица3.A7" table:number-columns-spanned="2" office:value-type="string">
            <text:p text:style-name="P4"><text:span text:style-name="T29">Представитель технического надзора Заказчика от ООО "СЭК" <text:s/></text:span></text:p>
          </table:table-cell>
          <table:covered-table-cell/>
        </table:table-row>
        <table:table-row table:style-name="Таблица3.2">
          <table:table-cell table:style-name="Таблица3.A15" table:number-columns-spanned="2" office:value-type="string">
            <text:p text:style-name="P1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74</meta:editing-cycles>
    <meta:creation-date>2019-12-10T04:52:00</meta:creation-date>
    <dc:date>2020-07-03T11:57:57.39</dc:date>
    <meta:editing-duration>PT7M59S</meta:editing-duration>
    <meta:generator>OpenOffice/4.1.5$Win32 OpenOffice.org_project/415m1$Build-9789</meta:generator>
    <meta:document-statistic meta:table-count="3" meta:image-count="0" meta:object-count="0" meta:page-count="2" meta:paragraph-count="64" meta:word-count="372" meta:character-count="335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